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false"/>
    </style:style>
    <style:style style:name="Table1.A" style:family="table-column">
      <style:table-column-properties style:column-width="7.5in" style:rel-column-width="65535*"/>
    </style:style>
    <style:style style:name="Table1.1" style:family="table-row">
      <style:table-row-properties style:min-row-height="4.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9903in"/>
    </style:style>
    <style:style style:name="P1" style:family="paragraph" style:parent-style-name="Standard">
      <style:text-properties officeooo:rsid="001ea02f" officeooo:paragraph-rsid="001ea02f"/>
    </style:style>
    <style:style style:name="P2" style:family="paragraph" style:parent-style-name="Standard">
      <style:text-properties fo:font-size="10pt" officeooo:rsid="001ea02f" officeooo:paragraph-rsid="001ea02f" style:font-size-asian="10pt" style:font-size-complex="10pt"/>
    </style:style>
    <style:style style:name="P3" style:family="paragraph" style:parent-style-name="Standard">
      <style:text-properties fo:font-size="10pt" officeooo:rsid="001ea02f" officeooo:paragraph-rsid="0021c2f6" style:font-size-asian="10pt" style:font-size-complex="10pt"/>
    </style:style>
    <style:style style:name="P4" style:family="paragraph" style:parent-style-name="Standard">
      <style:text-properties fo:font-size="10pt" officeooo:rsid="001ea02f" officeooo:paragraph-rsid="002246ee" style:font-size-asian="10pt" style:font-size-complex="10pt"/>
    </style:style>
    <style:style style:name="P5" style:family="paragraph" style:parent-style-name="Standard">
      <style:text-properties fo:font-size="10pt" officeooo:rsid="002246ee" officeooo:paragraph-rsid="002246ee" style:font-size-asian="10pt" style:font-size-complex="10pt"/>
    </style:style>
    <style:style style:name="P6" style:family="paragraph" style:parent-style-name="Standard">
      <style:text-properties fo:font-size="10pt" fo:font-weight="bold" officeooo:rsid="001ea02f" officeooo:paragraph-rsid="001ea02f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ea02f" officeooo:paragraph-rsid="002246ee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font-size="10pt" officeooo:rsid="001ea02f" officeooo:paragraph-rsid="0021c2f6" style:font-size-asian="10pt" style:font-size-complex="10pt"/>
    </style:style>
    <style:style style:name="P9" style:family="paragraph" style:parent-style-name="Standard" style:list-style-name="L1">
      <style:text-properties fo:font-size="10pt" officeooo:rsid="001ea02f" officeooo:paragraph-rsid="001ea02f" style:font-size-asian="10pt" style:font-size-complex="10pt"/>
    </style:style>
    <style:style style:name="P10" style:family="paragraph" style:parent-style-name="Standard" style:list-style-name="L2">
      <style:text-properties fo:font-size="10pt" officeooo:rsid="001ea02f" officeooo:paragraph-rsid="001ea02f" style:font-size-asian="10pt" style:font-size-complex="10pt"/>
    </style:style>
    <style:style style:name="P11" style:family="paragraph" style:parent-style-name="Standard" style:list-style-name="L2">
      <style:text-properties fo:font-size="10pt" officeooo:rsid="001ea02f" officeooo:paragraph-rsid="002054e3" style:font-size-asian="10pt" style:font-size-complex="10pt"/>
    </style:style>
    <style:style style:name="P12" style:family="paragraph" style:parent-style-name="Standard" style:list-style-name="L3">
      <style:text-properties fo:font-size="10pt" officeooo:rsid="001ea02f" officeooo:paragraph-rsid="001ea02f" style:font-size-asian="10pt" style:font-size-complex="10pt"/>
    </style:style>
    <style:style style:name="P13" style:family="paragraph" style:parent-style-name="Standard" style:list-style-name="L4">
      <style:text-properties fo:font-size="10pt" officeooo:rsid="001ea02f" officeooo:paragraph-rsid="001ea02f" style:font-size-asian="10pt" style:font-size-complex="10pt"/>
    </style:style>
    <style:style style:name="P14" style:family="paragraph" style:parent-style-name="Standard" style:list-style-name="L5">
      <style:text-properties fo:font-size="10pt" officeooo:rsid="001ea02f" officeooo:paragraph-rsid="001ea02f" style:font-size-asian="10pt" style:font-size-complex="10pt"/>
    </style:style>
    <style:style style:name="P15" style:family="paragraph" style:parent-style-name="Standard" style:list-style-name="L5">
      <style:text-properties fo:font-size="10pt" officeooo:rsid="001ea02f" officeooo:paragraph-rsid="002054e3" style:font-size-asian="10pt" style:font-size-complex="10pt"/>
    </style:style>
    <style:style style:name="P16" style:family="paragraph" style:parent-style-name="Standard" style:list-style-name="L6">
      <style:text-properties fo:font-size="10pt" officeooo:rsid="001ea02f" officeooo:paragraph-rsid="002246ee" style:font-size-asian="10pt" style:font-size-complex="10pt"/>
    </style:style>
    <style:style style:name="P17" style:family="paragraph" style:parent-style-name="Standard" style:list-style-name="L7">
      <style:text-properties fo:font-size="10pt" officeooo:rsid="001ea02f" officeooo:paragraph-rsid="002054e3" style:font-size-asian="10pt" style:font-size-complex="10pt"/>
    </style:style>
    <style:style style:name="P18" style:family="paragraph" style:parent-style-name="Standard" style:list-style-name="L7">
      <style:text-properties fo:font-size="10pt" officeooo:rsid="001ea02f" officeooo:paragraph-rsid="001ea02f" style:font-size-asian="10pt" style:font-size-complex="10pt"/>
    </style:style>
    <style:style style:name="P19" style:family="paragraph" style:parent-style-name="Standard" style:list-style-name="L6">
      <style:text-properties fo:font-size="10pt" officeooo:rsid="0021c2f6" officeooo:paragraph-rsid="002246ee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ea02f" officeooo:paragraph-rsid="001ea02f" style:font-size-asian="15pt" style:font-weight-asian="bold" style:font-size-complex="15pt" style:font-weight-complex="bold"/>
    </style:style>
    <style:style style:name="T1" style:family="text">
      <style:text-properties officeooo:rsid="002054e3"/>
    </style:style>
    <style:style style:name="T2" style:family="text">
      <style:text-properties officeooo:rsid="0021c2f6"/>
    </style:style>
    <style:style style:name="T3" style:family="text">
      <style:text-properties officeooo:rsid="002246e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Process Skills</text:p>
            <text:p text:style-name="P2"/>
            <text:section text:style-name="Sect1" text:name="Section1">
              <text:p text:style-name="P6">Teamwork</text:p>
              <text:list xml:id="list858853771126261193" text:style-name="L1">
                <text:list-item>
                  <text:p text:style-name="P8">Building consensus</text:p>
                </text:list-item>
                <text:list-item>
                  <text:p text:style-name="P8">Compromising / cooperating</text:p>
                </text:list-item>
                <text:list-item>
                  <text:p text:style-name="P9">Forming shared understanding</text:p>
                </text:list-item>
                <text:list-item>
                  <text:p text:style-name="P9">Including all team members</text:p>
                </text:list-item>
                <text:list-item>
                  <text:p text:style-name="P8">Respecting everyone’s opinions</text:p>
                </text:list-item>
              </text:list>
              <text:p text:style-name="P3"/>
              <text:p text:style-name="P6">Communication</text:p>
              <text:list xml:id="list4515451291877048695" text:style-name="L2">
                <text:list-item>
                  <text:p text:style-name="P10">Articulating <text:span text:style-name="T2">an idea</text:span></text:p>
                  <text:list>
                    <text:list-item>
                      <text:p text:style-name="P10">Verbally expressing <text:span text:style-name="T2">concepts</text:span> to team members</text:p>
                    </text:list-item>
                    <text:list-item>
                      <text:p text:style-name="P11"><text:span text:style-name="T1">Writing with </text:span>grammatically correct sentences</text:p>
                    </text:list-item>
                  </text:list>
                </text:list-item>
                <text:list-item>
                  <text:p text:style-name="P11">Contributi<text:span text:style-name="T1">ng</text:span> to team discussion</text:p>
                </text:list-item>
                <text:list-item>
                  <text:p text:style-name="P11">Rephrasing <text:span text:style-name="T1">(yourself and others)</text:span></text:p>
                  <text:list>
                    <text:list-item>
                      <text:p text:style-name="P11">Develop<text:span text:style-name="T1">ing</text:span> a concept in your own words</text:p>
                    </text:list-item>
                  </text:list>
                </text:list-item>
                <text:list-item>
                  <text:p text:style-name="P10">Writing with technical detail</text:p>
                  <text:list>
                    <text:list-item>
                      <text:p text:style-name="P10"><text:span text:style-name="T1">U</text:span>sing scientifically correct language</text:p>
                    </text:list-item>
                  </text:list>
                </text:list-item>
              </text:list>
              <text:p text:style-name="P2"/>
              <text:p text:style-name="P6">Information Processing</text:p>
              <text:list xml:id="list748800044168461213" text:style-name="L3">
                <text:list-item>
                  <text:p text:style-name="P12">Interpreting graphs / models</text:p>
                </text:list-item>
                <text:list-item>
                  <text:p text:style-name="P12">Listening</text:p>
                </text:list-item>
                <text:list-item>
                  <text:p text:style-name="P12">Observing / recognizing</text:p>
                </text:list-item>
                <text:list-item>
                  <text:p text:style-name="P12">Predicting</text:p>
                </text:list-item>
                <text:list-item>
                  <text:p text:style-name="P12">Reading</text:p>
                </text:list-item>
              </text:list>
              <text:p text:style-name="P2"/>
              <text:p text:style-name="P6">Critical Thinking</text:p>
              <text:list xml:id="list7246797299276807236" text:style-name="L4">
                <text:list-item>
                  <text:p text:style-name="P13">Building analogies</text:p>
                </text:list-item>
                <text:list-item>
                  <text:p text:style-name="P13">Drawing conclusions</text:p>
                </text:list-item>
                <text:list-item>
                  <text:p text:style-name="P13">Identifying similarities / differences</text:p>
                </text:list-item>
                <text:list-item>
                  <text:p text:style-name="P13">Summarizing</text:p>
                </text:list-item>
                <text:list-item>
                  <text:p text:style-name="P13">Visualizing</text:p>
                </text:list-item>
              </text:list>
              <text:p text:style-name="P2"/>
              <text:p text:style-name="P6">Problem Solving</text:p>
              <text:list xml:id="list7505149777138613449" text:style-name="L5">
                <text:list-item>
                  <text:p text:style-name="P14">Applying prior knowledge</text:p>
                </text:list-item>
                <text:list-item>
                  <text:p text:style-name="P15">Identifying assumptions</text:p>
                </text:list-item>
                <text:list-item>
                  <text:p text:style-name="P15">Identifying key issues</text:p>
                </text:list-item>
                <text:list-item>
                  <text:p text:style-name="P15">Persisting / taking risks</text:p>
                </text:list-item>
                <text:list-item>
                  <text:p text:style-name="P15">Understanding context</text:p>
                </text:list-item>
              </text:list>
              <text:p text:style-name="P2"/>
              <text:p text:style-name="P7">Management</text:p>
              <text:list xml:id="list3620290084239012813" text:style-name="L6">
                <text:list-item>
                  <text:p text:style-name="P19">Directing others <text:span text:style-name="T3">and e</text:span>arning respect</text:p>
                </text:list-item>
                <text:list-item>
                  <text:p text:style-name="P16">Managing <text:span text:style-name="T3">your </text:span>time effectively</text:p>
                </text:list-item>
                <text:list-item>
                  <text:p text:style-name="P16">Utilizing resources <text:span text:style-name="T1">(</text:span>materials, people<text:span text:style-name="T1">)</text:span></text:p>
                </text:list-item>
              </text:list>
              <text:p text:style-name="P4"/>
              <text:p text:style-name="P6">Assessment</text:p>
              <text:list xml:id="list3127449743022773289" text:style-name="L7">
                <text:list-item>
                  <text:p text:style-name="P17">Accepting <text:span text:style-name="T1">feedback from team members</text:span></text:p>
                </text:list-item>
                <text:list-item>
                  <text:p text:style-name="P17">Giving positive and constructive feedback</text:p>
                </text:list-item>
                <text:list-item>
                  <text:p text:style-name="P17">Judging <text:span text:style-name="T1">your </text:span>own progress in learning</text:p>
                </text:list-item>
                <text:list-item>
                  <text:p text:style-name="P18">Reflecting <text:span text:style-name="T1">about </text:span>how you <text:span text:style-name="T1">are </text:span>learn<text:span text:style-name="T1">ing</text:span></text:p>
                </text:list-item>
              </text:list>
            </text:section>
            <text:p text:style-name="P5"/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20">Process Skills</text:p>
            <text:p text:style-name="P2"/>
            <text:section text:style-name="Sect1" text:name="Section2">
              <text:p text:style-name="P6">Teamwork</text:p>
              <text:list xml:id="list141450386641177" text:continue-list="list858853771126261193" text:style-name="L1">
                <text:list-item>
                  <text:p text:style-name="P8">Building consensus</text:p>
                </text:list-item>
                <text:list-item>
                  <text:p text:style-name="P8">Compromising / cooperating</text:p>
                </text:list-item>
                <text:list-item>
                  <text:p text:style-name="P9">Forming shared understanding</text:p>
                </text:list-item>
                <text:list-item>
                  <text:p text:style-name="P9">Including all team members</text:p>
                </text:list-item>
                <text:list-item>
                  <text:p text:style-name="P8">Respecting everyone’s opinions</text:p>
                </text:list-item>
              </text:list>
              <text:p text:style-name="P3"/>
              <text:p text:style-name="P6">Communication</text:p>
              <text:list xml:id="list141450589412755" text:continue-list="list4515451291877048695" text:style-name="L2">
                <text:list-item>
                  <text:p text:style-name="P10">Articulating <text:span text:style-name="T2">an idea</text:span></text:p>
                  <text:list>
                    <text:list-item>
                      <text:p text:style-name="P10">Verbally expressing <text:span text:style-name="T2">concepts</text:span> to team members</text:p>
                    </text:list-item>
                    <text:list-item>
                      <text:p text:style-name="P11"><text:span text:style-name="T1">Writing with </text:span>grammatically correct sentences</text:p>
                    </text:list-item>
                  </text:list>
                </text:list-item>
                <text:list-item>
                  <text:p text:style-name="P11">Contributi<text:span text:style-name="T1">ng</text:span> to team discussion</text:p>
                </text:list-item>
                <text:list-item>
                  <text:p text:style-name="P11">Rephrasing <text:span text:style-name="T1">(yourself and others)</text:span></text:p>
                  <text:list>
                    <text:list-item>
                      <text:p text:style-name="P11">Develop<text:span text:style-name="T1">ing</text:span> a concept in your own words</text:p>
                    </text:list-item>
                  </text:list>
                </text:list-item>
                <text:list-item>
                  <text:p text:style-name="P10">Writing with technical detail</text:p>
                  <text:list>
                    <text:list-item>
                      <text:p text:style-name="P10"><text:span text:style-name="T1">U</text:span>sing scientifically correct language</text:p>
                    </text:list-item>
                  </text:list>
                </text:list-item>
              </text:list>
              <text:p text:style-name="P2"/>
              <text:p text:style-name="P6">Information Processing</text:p>
              <text:list xml:id="list141449861979353" text:continue-list="list748800044168461213" text:style-name="L3">
                <text:list-item>
                  <text:p text:style-name="P12">Interpreting graphs / models</text:p>
                </text:list-item>
                <text:list-item>
                  <text:p text:style-name="P12">Listening</text:p>
                </text:list-item>
                <text:list-item>
                  <text:p text:style-name="P12">Observing / recognizing</text:p>
                </text:list-item>
                <text:list-item>
                  <text:p text:style-name="P12">Predicting</text:p>
                </text:list-item>
                <text:list-item>
                  <text:p text:style-name="P12">Reading</text:p>
                </text:list-item>
              </text:list>
              <text:p text:style-name="P2"/>
              <text:p text:style-name="P6">Critical Thinking</text:p>
              <text:list xml:id="list141450152523735" text:continue-list="list7246797299276807236" text:style-name="L4">
                <text:list-item>
                  <text:p text:style-name="P13">Building analogies</text:p>
                </text:list-item>
                <text:list-item>
                  <text:p text:style-name="P13">Drawing conclusions</text:p>
                </text:list-item>
                <text:list-item>
                  <text:p text:style-name="P13">Identifying similarities / differences</text:p>
                </text:list-item>
                <text:list-item>
                  <text:p text:style-name="P13">Summarizing</text:p>
                </text:list-item>
                <text:list-item>
                  <text:p text:style-name="P13">Visualizing</text:p>
                </text:list-item>
              </text:list>
              <text:p text:style-name="P2"/>
              <text:p text:style-name="P6">Problem Solving</text:p>
              <text:list xml:id="list141449939134149" text:continue-list="list7505149777138613449" text:style-name="L5">
                <text:list-item>
                  <text:p text:style-name="P14">Applying prior knowledge</text:p>
                </text:list-item>
                <text:list-item>
                  <text:p text:style-name="P15">Identifying assumptions</text:p>
                </text:list-item>
                <text:list-item>
                  <text:p text:style-name="P15">Identifying key issues</text:p>
                </text:list-item>
                <text:list-item>
                  <text:p text:style-name="P15">Persisting / taking risks</text:p>
                </text:list-item>
                <text:list-item>
                  <text:p text:style-name="P15">Understanding context</text:p>
                </text:list-item>
              </text:list>
              <text:p text:style-name="P2"/>
              <text:p text:style-name="P7">Management</text:p>
              <text:list xml:id="list141449328192609" text:continue-list="list3620290084239012813" text:style-name="L6">
                <text:list-item>
                  <text:p text:style-name="P19">Directing others <text:span text:style-name="T3">and e</text:span>arning respect</text:p>
                </text:list-item>
                <text:list-item>
                  <text:p text:style-name="P16">Managing <text:span text:style-name="T3">your </text:span>time effectively</text:p>
                </text:list-item>
                <text:list-item>
                  <text:p text:style-name="P16">Utilizing resources <text:span text:style-name="T1">(</text:span>materials, people<text:span text:style-name="T1">)</text:span></text:p>
                </text:list-item>
              </text:list>
              <text:p text:style-name="P4"/>
              <text:p text:style-name="P6">Assessment</text:p>
              <text:list xml:id="list141450541627977" text:continue-list="list3127449743022773289" text:style-name="L7">
                <text:list-item>
                  <text:p text:style-name="P17">Accepting <text:span text:style-name="T1">feedback from team members</text:span></text:p>
                </text:list-item>
                <text:list-item>
                  <text:p text:style-name="P17">Giving positive and constructive feedback</text:p>
                </text:list-item>
                <text:list-item>
                  <text:p text:style-name="P17">Judging <text:span text:style-name="T1">your </text:span>own progress in learning</text:p>
                </text:list-item>
                <text:list-item>
                  <text:p text:style-name="P18">Reflecting <text:span text:style-name="T1">about </text:span>how you <text:span text:style-name="T1">are </text:span>learn<text:span text:style-name="T1">ing</text:span></text:p>
                </text:list-item>
              </text:list>
            </text:section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8-25T12:45:10.287721862</meta:creation-date>
    <dc:date>2015-08-25T14:14:48.564915846</dc:date>
    <dc:creator>Chris Mayfield</dc:creator>
    <meta:editing-duration>PT38M30S</meta:editing-duration>
    <meta:editing-cycles>9</meta:editing-cycles>
    <meta:generator>LibreOffice/4.4.5.2$Linux_X86_64 LibreOffice_project/40m0$Build-2</meta:generator>
    <meta:printed-by>Chris Mayfield</meta:printed-by>
    <meta:print-date>2015-08-25T13:42:19.588200541</meta:print-date>
    <meta:document-statistic meta:table-count="1" meta:image-count="0" meta:object-count="0" meta:page-count="2" meta:paragraph-count="86" meta:word-count="336" meta:character-count="2184" meta:non-whitespace-character-count="2004"/>
  </office:meta>
</office:document-meta>
</file>